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">T</text:span><text:span text:style-name="_35_">h</text:span><text:span text:style-name="_39_">e</text:span><text:span text:style-name="_31_"> </text:span><text:span text:style-name="_35_">D</text:span><text:span text:style-name="_38_">e</text:span><text:span text:style-name="_33_">c</text:span><text:span text:style-name="_36_">l</text:span><text:span text:style-name="_38_">a</text:span><text:span text:style-name="_32_">r</text:span><text:span text:style-name="_36_">a</text:span><text:span text:style-name="_39_">t</text:span><text:span text:style-name="_33_">i</text:span><text:span text:style-name="_36_">o</text:span><text:span text:style-name="_38_">n</text:span><text:span text:style-name="_31_"> </text:span><text:span text:style-name="_36_">o</text:span><text:span text:style-name="_38_">f</text:span><text:span text:style-name="_31_"> </text:span><text:span text:style-name="_35_">I</text:span><text:span text:style-name="_38_">n</text:span><text:span text:style-name="_33_">d</text:span><text:span text:style-name="_36_">e</text:span><text:span text:style-name="_38_">p</text:span><text:span text:style-name="_32_">e</text:span><text:span text:style-name="_35_">n</text:span><text:span text:style-name="_38_">d</text:span><text:span text:style-name="_33_">e</text:span><text:span text:style-name="_35_">n</text:span><text:span text:style-name="_39_">c</text:span><text:span text:style-name="_33_">e</text:span></text:p>
      <text:p text:style-name="P1"><text:span text:style-name="_33_">I</text:span><text:span text:style-name="_36_">N</text:span><text:span text:style-name="_37_"> </text:span><text:span text:style-name="_32_">C</text:span><text:span text:style-name="_35_">O</text:span><text:span text:style-name="_38_">N</text:span><text:span text:style-name="_32_">G</text:span><text:span text:style-name="_35_">R</text:span><text:span text:style-name="_39_">E</text:span><text:span text:style-name="_32_">S</text:span><text:span text:style-name="_36_">S</text:span><text:span text:style-name="_39_">,</text:span><text:span text:style-name="_31_"> </text:span><text:span text:style-name="_35_">J</text:span><text:span text:style-name="_39_">u</text:span><text:span text:style-name="_33_">l</text:span><text:span text:style-name="_35_">y</text:span><text:span text:style-name="_37_"> </text:span><text:span text:style-name="_33_">4</text:span><text:span text:style-name="_36_">,</text:span><text:span text:style-name="_37_"> </text:span><text:span text:style-name="_33_">1</text:span><text:span text:style-name="_36_">7</text:span><text:span text:style-name="_39_">7</text:span><text:span text:style-name="_32_">6</text:span><text:span text:style-name="_36_">.</text:span></text:p>
      <text:p text:style-name="P1"><text:span text:style-name="_33_">T</text:span><text:span text:style-name="_36_">h</text:span><text:span text:style-name="_38_">e</text:span><text:span text:style-name="_31_"> </text:span><text:span text:style-name="_35_">u</text:span><text:span text:style-name="_38_">n</text:span><text:span text:style-name="_32_">a</text:span><text:span text:style-name="_36_">n</text:span><text:span text:style-name="_39_">i</text:span><text:span text:style-name="_32_">m</text:span><text:span text:style-name="_36_">o</text:span><text:span text:style-name="_39_">u</text:span><text:span text:style-name="_33_">s</text:span><text:span text:style-name="_34_"> </text:span><text:span text:style-name="_39_">D</text:span><text:span text:style-name="_32_">e</text:span><text:span text:style-name="_36_">c</text:span><text:span text:style-name="_38_">l</text:span><text:span text:style-name="_33_">a</text:span><text:span text:style-name="_35_">r</text:span><text:span text:style-name="_39_">a</text:span><text:span text:style-name="_32_">t</text:span><text:span text:style-name="_35_">i</text:span><text:span text:style-name="_39_">o</text:span><text:span text:style-name="_32_">n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t</text:span><text:span text:style-name="_36_">h</text:span><text:span text:style-name="_38_">i</text:span><text:span text:style-name="_33_">r</text:span><text:span text:style-name="_36_">t</text:span><text:span text:style-name="_39_">e</text:span><text:span text:style-name="_33_">e</text:span><text:span text:style-name="_36_">n</text:span><text:span text:style-name="_37_"> </text:span><text:span text:style-name="_33_">u</text:span><text:span text:style-name="_35_">n</text:span><text:span text:style-name="_39_">i</text:span><text:span text:style-name="_33_">t</text:span><text:span text:style-name="_36_">e</text:span><text:span text:style-name="_38_">d</text:span><text:span text:style-name="_31_"> </text:span><text:span text:style-name="_36_">S</text:span><text:span text:style-name="_39_">t</text:span><text:span text:style-name="_32_">a</text:span><text:span text:style-name="_36_">t</text:span><text:span text:style-name="_39_">e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A</text:span><text:span text:style-name="_33_">m</text:span><text:span text:style-name="_36_">e</text:span><text:span text:style-name="_39_">r</text:span><text:span text:style-name="_32_">i</text:span><text:span text:style-name="_36_">c</text:span><text:span text:style-name="_38_">a</text:span><text:span text:style-name="_32_">,</text:span></text:p>
      <text:p text:style-name="P1"><text:span text:style-name="_32_">W</text:span><text:span text:style-name="_35_">h</text:span><text:span text:style-name="_38_">e</text:span><text:span text:style-name="_32_">n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C</text:span><text:span text:style-name="_36_">o</text:span><text:span text:style-name="_39_">u</text:span><text:span text:style-name="_33_">r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6_">e</text:span><text:span text:style-name="_39_">v</text:span><text:span text:style-name="_33_">e</text:span><text:span text:style-name="_35_">n</text:span><text:span text:style-name="_39_">t</text:span><text:span text:style-name="_32_">s</text:span><text:span text:style-name="_36_">,</text:span><text:span text:style-name="_37_"> </text:span><text:span text:style-name="_32_">i</text:span><text:span text:style-name="_36_">t</text:span><text:span text:style-name="_37_"> </text:span><text:span text:style-name="_32_">b</text:span><text:span text:style-name="_36_">e</text:span><text:span text:style-name="_39_">c</text:span><text:span text:style-name="_33_">o</text:span><text:span text:style-name="_35_">m</text:span><text:span text:style-name="_38_">e</text:span><text:span text:style-name="_32_">s</text:span><text:span text:style-name="_34_"> </text:span><text:span text:style-name="_38_">n</text:span><text:span text:style-name="_33_">e</text:span><text:span text:style-name="_36_">c</text:span><text:span text:style-name="_39_">e</text:span><text:span text:style-name="_33_">s</text:span><text:span text:style-name="_35_">s</text:span><text:span text:style-name="_38_">a</text:span><text:span text:style-name="_33_">r</text:span><text:span text:style-name="_35_">y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p</text:span><text:span text:style-name="_33_">e</text:span><text:span text:style-name="_35_">o</text:span><text:span text:style-name="_39_">p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d</text:span><text:span text:style-name="_36_">i</text:span><text:span text:style-name="_38_">s</text:span><text:span text:style-name="_32_">s</text:span><text:span text:style-name="_36_">o</text:span><text:span text:style-name="_39_">l</text:span><text:span text:style-name="_33_">v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p</text:span><text:span text:style-name="_38_">o</text:span><text:span text:style-name="_32_">l</text:span><text:span text:style-name="_36_">i</text:span><text:span text:style-name="_39_">t</text:span><text:span text:style-name="_33_">i</text:span><text:span text:style-name="_35_">c</text:span><text:span text:style-name="_38_">a</text:span><text:span text:style-name="_33_">l</text:span><text:span text:style-name="_34_"> </text:span><text:span text:style-name="_39_">b</text:span><text:span text:style-name="_33_">a</text:span><text:span text:style-name="_35_">n</text:span><text:span text:style-name="_38_">d</text:span><text:span text:style-name="_33_">s</text:span><text:span text:style-name="_34_"> </text:span><text:span text:style-name="_38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h</text:span><text:span text:style-name="_32_">a</text:span><text:span text:style-name="_35_">v</text:span><text:span text:style-name="_39_">e</text:span><text:span text:style-name="_31_"> </text:span><text:span text:style-name="_36_">c</text:span><text:span text:style-name="_39_">o</text:span><text:span text:style-name="_33_">n</text:span><text:span text:style-name="_35_">n</text:span><text:span text:style-name="_39_">e</text:span><text:span text:style-name="_32_">c</text:span><text:span text:style-name="_36_">t</text:span><text:span text:style-name="_39_">e</text:span><text:span text:style-name="_33_">d</text:span><text:span text:style-name="_34_"> </text:span><text:span text:style-name="_38_">t</text:span><text:span text:style-name="_32_">h</text:span><text:span text:style-name="_35_">e</text:span><text:span text:style-name="_39_">m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3_">a</text:span><text:span text:style-name="_35_">n</text:span><text:span text:style-name="_38_">o</text:span><text:span text:style-name="_33_">t</text:span><text:span text:style-name="_36_">h</text:span><text:span text:style-name="_39_">e</text:span><text:span text:style-name="_32_">r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a</text:span><text:span text:style-name="_39_">s</text:span><text:span text:style-name="_32_">s</text:span><text:span text:style-name="_36_">u</text:span><text:span text:style-name="_38_">m</text:span><text:span text:style-name="_33_">e</text:span><text:span text:style-name="_34_"> </text:span><text:span text:style-name="_39_">a</text:span><text:span text:style-name="_33_">m</text:span><text:span text:style-name="_36_">o</text:span><text:span text:style-name="_39_">n</text:span><text:span text:style-name="_33_">g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5_">o</text:span><text:span text:style-name="_38_">w</text:span><text:span text:style-name="_33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e</text:span><text:span text:style-name="_33_">a</text:span><text:span text:style-name="_35_">r</text:span><text:span text:style-name="_39_">t</text:span><text:span text:style-name="_32_">h</text:span><text:span text:style-name="_36_">,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e</text:span><text:span text:style-name="_33_">p</text:span><text:span text:style-name="_36_">a</text:span><text:span text:style-name="_39_">r</text:span><text:span text:style-name="_33_">a</text:span><text:span text:style-name="_36_">t</text:span><text:span text:style-name="_39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e</text:span><text:span text:style-name="_33_">q</text:span><text:span text:style-name="_35_">u</text:span><text:span text:style-name="_38_">a</text:span><text:span text:style-name="_32_">l</text:span><text:span text:style-name="_34_"> </text:span><text:span text:style-name="_39_">s</text:span><text:span text:style-name="_32_">t</text:span><text:span text:style-name="_35_">a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t</text:span><text:span text:style-name="_38_">o</text:span><text:span text:style-name="_31_"> </text:span><text:span text:style-name="_35_">w</text:span><text:span text:style-name="_38_">h</text:span><text:span text:style-name="_33_">i</text:span><text:span text:style-name="_35_">c</text:span><text:span text:style-name="_38_">h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L</text:span><text:span text:style-name="_33_">a</text:span><text:span text:style-name="_36_">w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N</text:span><text:span text:style-name="_39_">a</text:span><text:span text:style-name="_32_">t</text:span><text:span text:style-name="_36_">u</text:span><text:span text:style-name="_39_">r</text:span><text:span text:style-name="_33_">e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o</text:span><text:span text:style-name="_35_">f</text:span><text:span text:style-name="_37_"> </text:span><text:span text:style-name="_33_">N</text:span><text:span text:style-name="_36_">a</text:span><text:span text:style-name="_39_">t</text:span><text:span text:style-name="_33_">u</text:span><text:span text:style-name="_36_">r</text:span><text:span text:style-name="_39_">e</text:span><text:span text:style-name="_32_">'</text:span><text:span text:style-name="_36_">s</text:span><text:span text:style-name="_37_"> </text:span><text:span text:style-name="_33_">G</text:span><text:span text:style-name="_36_">o</text:span><text:span text:style-name="_38_">d</text:span><text:span text:style-name="_31_"> </text:span><text:span text:style-name="_36_">e</text:span><text:span text:style-name="_39_">n</text:span><text:span text:style-name="_32_">t</text:span><text:span text:style-name="_36_">i</text:span><text:span text:style-name="_39_">t</text:span><text:span text:style-name="_33_">l</text:span><text:span text:style-name="_35_">e</text:span><text:span text:style-name="_37_"> </text:span><text:span text:style-name="_32_">t</text:span><text:span text:style-name="_36_">h</text:span><text:span text:style-name="_39_">e</text:span><text:span text:style-name="_32_">m</text:span><text:span text:style-name="_35_">,</text:span><text:span text:style-name="_37_"> </text:span><text:span text:style-name="_32_">a</text:span><text:span text:style-name="_34_"> </text:span><text:span text:style-name="_38_">d</text:span><text:span text:style-name="_32_">e</text:span><text:span text:style-name="_35_">c</text:span><text:span text:style-name="_38_">e</text:span><text:span text:style-name="_32_">n</text:span><text:span text:style-name="_35_">t</text:span><text:span text:style-name="_37_"> </text:span><text:span text:style-name="_32_">r</text:span><text:span text:style-name="_35_">e</text:span><text:span text:style-name="_39_">s</text:span><text:span text:style-name="_32_">p</text:span><text:span text:style-name="_35_">e</text:span><text:span text:style-name="_39_">c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o</text:span><text:span text:style-name="_35_">p</text:span><text:span text:style-name="_38_">i</text:span><text:span text:style-name="_33_">n</text:span><text:span text:style-name="_36_">i</text:span><text:span text:style-name="_39_">o</text:span><text:span text:style-name="_33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a</text:span><text:span text:style-name="_38_">n</text:span><text:span text:style-name="_33_">k</text:span><text:span text:style-name="_36_">i</text:span><text:span text:style-name="_38_">n</text:span><text:span text:style-name="_33_">d</text:span><text:span text:style-name="_34_"> </text:span><text:span text:style-name="_38_">r</text:span><text:span text:style-name="_32_">e</text:span><text:span text:style-name="_36_">q</text:span><text:span text:style-name="_38_">u</text:span><text:span text:style-name="_32_">i</text:span><text:span text:style-name="_35_">r</text:span><text:span text:style-name="_38_">e</text:span><text:span text:style-name="_32_">s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3_">s</text:span><text:span text:style-name="_35_">h</text:span><text:span text:style-name="_39_">o</text:span><text:span text:style-name="_33_">u</text:span><text:span text:style-name="_36_">l</text:span><text:span text:style-name="_38_">d</text:span><text:span text:style-name="_31_"> </text:span><text:span text:style-name="_36_">d</text:span><text:span text:style-name="_39_">e</text:span><text:span text:style-name="_33_">c</text:span><text:span text:style-name="_36_">l</text:span><text:span text:style-name="_39_">a</text:span><text:span text:style-name="_32_">r</text:span><text:span text:style-name="_36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9_">a</text:span><text:span text:style-name="_33_">u</text:span><text:span text:style-name="_36_">s</text:span><text:span text:style-name="_38_">e</text:span><text:span text:style-name="_32_">s</text:span><text:span text:style-name="_34_"> </text:span><text:span text:style-name="_39_">w</text:span><text:span text:style-name="_33_">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3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3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3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3:22:07.84</meta:creation-date>
    <dc:title>Haathi</dc:title>
    <meta:editing-duration>PT3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85" meta:character-count="497"/>
    <dc:date>2016-02-20T23:22:43.48</dc:date>
    <meta:template xlink:type="simple" xlink:actuate="onRequest" xlink:title="Haathi" xlink:href="file:///C:/Users/kwa/AppData/Roaming/OpenOffice/4/user/template/Haathi.ott" meta:date="2016-02-20T23:22:07.38"/>
  </office:meta>
</office:document-meta>
</file>